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.101cm" fo:margin-bottom="0.25cm" style:contextual-spacing="false" fo:text-align="justify" style:justify-single-word="false" fo:text-indent="0cm" style:auto-text-indent="false" fo:padding="0.049cm" fo:border="0.06pt solid #000000"/>
      <style:text-properties style:font-name="Brush Script MT" fo:font-size="14pt" fo:font-style="italic" officeooo:paragraph-rsid="00143acb" style:font-size-asian="14pt" style:font-style-asian="italic" style:font-size-complex="14pt" style:font-style-complex="italic" loext:padding="0.049cm" loext:border="0.06pt solid #000000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line-height="200%" fo:text-align="center" style:justify-single-word="false" style:register-true="true" fo:text-indent="1.251cm" style:auto-text-indent="false" style:writing-mode="lr-tb"/>
      <style:text-properties officeooo:paragraph-rsid="00197bd5"/>
    </style:style>
    <style:style style:name="P3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line-height="200%" fo:text-align="justify" style:justify-single-word="false" style:register-true="true" fo:text-indent="0cm" style:auto-text-indent="false" style:writing-mode="lr-tb"/>
      <style:text-properties officeooo:paragraph-rsid="00197bd5"/>
    </style:style>
    <style:style style:name="T1" style:family="text">
      <style:text-properties style:font-name="Verdana" fo:font-size="16pt" style:font-size-asian="16pt" style:font-size-complex="16pt"/>
    </style:style>
    <style:style style:name="T2" style:family="text">
      <style:text-properties style:font-name="Verdana" style:text-underline-style="solid" style:text-underline-width="auto" style:text-underline-color="font-color" officeooo:rsid="00132b6e"/>
    </style:style>
    <style:style style:name="T3" style:family="text">
      <style:text-properties style:font-name="Verdana" officeooo:rsid="00132b6e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6" style:family="text">
      <style:text-properties fo:text-transform="uppercase" fo:color="#ff0000" loext:opacity="100%" style:font-name="Arial" fo:font-size="26pt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7" style:family="text">
      <style:text-properties fo:color="#000000" loext:opacity="100%" style:font-name="Verdana" officeooo:rsid="00132b6e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Confira os sintomas da</text:span><text:bookmark text:name="page101R_mcid7"/><text:span text:style-name="T6"> Dengue</text:span><text:bookmark text:name="page101R_mcid8"/><text:span text:style-name="T1"><text:line-break/></text:span></text:p>
      <text:p text:style-name="P3"><text:span text:style-name="T4">O tempo médio do ciclo é de 5 a 6 dias, e o intervalo entre a picada e a manifestação da doença chama</text:span><text:bookmark text:name="page101R_mcid10"/><text:span text:style-name="T4">-</text:span><text:bookmark text:name="page101R_mcid11"/><text:span text:style-name="T4">se período de incubação. É só depois desse período que os sintomas aparecem. Geralmente os sintomas se manifestam a partir do 3</text:span><text:bookmark text:name="page101R_mcid14"/><text:span text:style-name="T4">°</text:span><text:bookmark text:name="page101R_mcid15"/><text:span text:style-name="T4"> dia depois da </text:span><text:span text:style-name="T5">picada do mosquitos. </text:span></text:p>
      <text:p text:style-name="P1"><text:span text:style-name="T3">Na </text:span><text:span text:style-name="T2">dengue hemorrágica</text:span><text:span text:style-name="T3">, o quadro clínico se agrava rapidamente, apresentando sinais de insuficiência circulatória e choque, podendo levar a pessoa à </text:span><text:span text:style-name="T7">morte em até 24 horas</text:span><text:span text:style-name="T3">. De acordo com </text:span><text:soft-page-break/><text:span text:style-name="T3">estatísticas do Ministério da Saúde, cerca de 5% DAS PESSOAS COM </text:span><text:span text:style-name="T2">DENGUE HEMORRÁGICA</text:span><text:span text:style-name="T3"> MORREM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41:15.961509132</meta:creation-date>
    <dc:date>2023-04-26T09:24:56.785735841</dc:date>
    <meta:editing-duration>PT42M46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2" meta:paragraph-count="3" meta:word-count="98" meta:character-count="572" meta:non-whitespace-character-count="475"/>
  </office:meta>
</office:document-meta>
</file>